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ok Antiqua" svg:font-family="'Book Antiqua'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2">
      <style:text-properties officeooo:rsid="000dc10a" officeooo:paragraph-rsid="000dc10a"/>
    </style:style>
    <style:style style:name="P2" style:family="paragraph" style:parent-style-name="Text_20_body" style:list-style-name="L23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 style:list-style-name="L24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Text_20_body" style:list-style-name="L25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Text_20_body" style:list-style-name="L26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Text_20_body" style:list-style-name="L27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ext_20_body" style:list-style-name="L24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 officeooo:rsid="0011ca1c" officeooo:paragraph-rsid="0011ca1c"/>
    </style:style>
    <style:style style:name="P8" style:family="paragraph" style:parent-style-name="Text_20_body" style:list-style-name="L2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 style:list-style-name="L25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Text_20_body" style:list-style-name="L26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" style:family="paragraph" style:parent-style-name="Text_20_body" style:list-style-name="L26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paragraph-rsid="0011ca1c"/>
    </style:style>
    <style:style style:name="P12" style:family="paragraph" style:parent-style-name="Text_20_body" style:list-style-name="L26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paragraph-rsid="00135d03"/>
    </style:style>
    <style:style style:name="P13" style:family="paragraph" style:parent-style-name="Text_20_body" style:list-style-name="L27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" style:family="paragraph" style:parent-style-name="Text_20_body" style:list-style-name="L2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rsid="0011ca1c" officeooo:paragraph-rsid="0011ca1c"/>
    </style:style>
    <style:style style:name="P15" style:family="paragraph" style:parent-style-name="Text_20_body" style:list-style-name="L26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rsid="0011ca1c" officeooo:paragraph-rsid="0011ca1c"/>
    </style:style>
    <style:style style:name="P16" style:family="paragraph" style:parent-style-name="Text_20_body" style:list-style-name="L26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rsid="00135d03" officeooo:paragraph-rsid="00135d03"/>
    </style:style>
    <style:style style:name="P17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24pt" fo:letter-spacing="normal" fo:font-style="normal" fo:font-weight="bold" style:font-name-asian="SimSun" style:font-size-asian="24pt" style:font-weight-asian="bold" style:font-name-complex="Lucida Sans" style:font-size-complex="24pt" style:font-weight-complex="bold"/>
    </style:style>
    <style:style style:name="P18" style:family="paragraph" style:parent-style-name="text">
      <style:text-properties officeooo:rsid="000dc10a"/>
    </style:style>
    <style:style style:name="P19" style:family="paragraph" style:parent-style-name="text" style:list-style-name="L1">
      <style:text-properties officeooo:rsid="000dc10a" officeooo:paragraph-rsid="000dc10a"/>
    </style:style>
    <style:style style:name="P20" style:family="paragraph" style:parent-style-name="text" style:list-style-name="L2">
      <style:text-properties officeooo:rsid="000dc10a" officeooo:paragraph-rsid="000dc10a"/>
    </style:style>
    <style:style style:name="P21" style:family="paragraph" style:parent-style-name="text" style:list-style-name="L3">
      <style:text-properties officeooo:rsid="000dc10a" officeooo:paragraph-rsid="000dc10a"/>
    </style:style>
    <style:style style:name="P22" style:family="paragraph" style:parent-style-name="Heading_20_1">
      <style:text-properties fo:font-variant="normal" fo:text-transform="none" fo:color="#000000" style:font-name="Times New Roman1" fo:font-size="36pt" fo:letter-spacing="normal" fo:font-style="normal" fo:font-weight="bold" style:font-name-asian="Microsoft YaHei" style:font-size-asian="14pt" style:font-name-complex="Lucida Sans" style:font-size-complex="14pt"/>
    </style:style>
    <style:style style:name="P23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letter-spacing="normal" fo:font-style="normal"/>
    </style:style>
    <style:style style:name="T1" style:family="text">
      <style:text-properties officeooo:rsid="000f76cd"/>
    </style:style>
    <style:style style:name="T2" style:family="text">
      <style:text-properties officeooo:rsid="0011ca1c"/>
    </style:style>
    <style:style style:name="T3" style:family="text">
      <style:text-properties officeooo:rsid="00135d03"/>
    </style:style>
    <style:style style:name="T4" style:family="text">
      <style:text-properties officeooo:rsid="0014a6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Národně osvobozenecké hnutí na Balkáně</text:h>
      <text:list xml:id="list3407993331" text:style-name="L23">
        <text:list-item>
          <text:p text:style-name="P2">20. léta 19. století</text:p>
        </text:list-item>
      </text:list>
      <text:h text:style-name="P23" text:outline-level="1">Srbsko</text:h>
      <text:list xml:id="list270287132" text:style-name="L24">
        <text:list-item>
          <text:p text:style-name="P8">1804 – 1813 1. protiturecké povstání</text:p>
        </text:list-item>
        <text:list-item>
          <text:p text:style-name="P8">obklíčen Bělehrad</text:p>
        </text:list-item>
        <text:list-item>
          <text:p text:style-name="P8">Đorđe Petrović Krađorđe</text:p>
        </text:list-item>
        <text:list-item>
          <text:p text:style-name="P8">sultán vyhlásil džihád</text:p>
        </text:list-item>
        <text:list-item>
          <text:p text:style-name="P8">Srbové dobyli Bělehrad, Kalemegdan, Šabac</text:p>
        </text:list-item>
        <text:list-item>
          <text:p text:style-name="P8">podpora Ruska (tylžský mír)</text:p>
        </text:list-item>
        <text:list-item>
          <text:p text:style-name="P8">1812 – rusko-turecký mír (zisk Besarábie , Moldávie)</text:p>
        </text:list-item>
        <text:list-item>
          <text:p text:style-name="P8">1813 – Turci táhnou na Bělehrad</text:p>
        </text:list-item>
        <text:list-item>
          <text:p text:style-name="P8">Miloš Obrenović</text:p>
          <text:list>
            <text:list-item>
              <text:p text:style-name="P14">zbohatlý sedlák → srbsaká šlechta</text:p>
            </text:list-item>
            <text:list-item>
              <text:p text:style-name="P14">snaha autonomii získat jednáním (neúspěch)</text:p>
            </text:list-item>
            <text:list-item>
              <text:p text:style-name="P8">1815 – 1817 – nové povstání <text:span text:style-name="T2">(spíše neúspěch)</text:span></text:p>
            </text:list-item>
            <text:list-item>
              <text:p text:style-name="P8">1827 – 1829 – rusko-turecká válka</text:p>
            </text:list-item>
            <text:list-item>
              <text:p text:style-name="P3">1829 – drinopolský mír</text:p>
              <text:list>
                <text:list-item>
                  <text:p text:style-name="P7">díky povstání i Srbové</text:p>
                </text:list-item>
              </text:list>
            </text:list-item>
          </text:list>
        </text:list-item>
      </text:list>
      <text:h text:style-name="P23" text:outline-level="1">Výsledky</text:h>
      <text:list xml:id="list1574840447" text:style-name="L25">
        <text:list-item>
          <text:p text:style-name="P9">Srbové získali autonomii</text:p>
        </text:list-item>
        <text:list-item>
          <text:p text:style-name="P9">M. Obrenović dědičným knížetem</text:p>
        </text:list-item>
        <text:list-item>
          <text:p text:style-name="P9">svoboda vyznání</text:p>
        </text:list-item>
        <text:list-item>
          <text:p text:style-name="P9">srbské školy</text:p>
        </text:list-item>
        <text:list-item>
          <text:p text:style-name="P9">srbské tiskárny, pošta</text:p>
        </text:list-item>
        <text:list-item>
          <text:p text:style-name="P4">půda = soukromý majetek <text:span text:style-name="T2">(není majetkem šlechty)</text:span></text:p>
        </text:list-item>
      </text:list>
      <text:h text:style-name="P23" text:outline-level="1">Řecko</text:h>
      <text:list xml:id="list3300207894" text:style-name="L26">
        <text:list-item>
          <text:p text:style-name="P10">Řekové v Turecku – ovlivňovali hospodářství, státní správu</text:p>
          <text:list>
            <text:list-item>
              <text:p text:style-name="P15">vzdělaní → pomoc s řízením státu</text:p>
            </text:list-item>
          </text:list>
        </text:list-item>
        <text:list-item>
          <text:p text:style-name="P10"><text:soft-page-break/>pravoslavná církev <text:span text:style-name="T2">(nepodlehli islamizaci)</text:span></text:p>
        </text:list-item>
        <text:list-item>
          <text:p text:style-name="P10">kontakty s Evropou <text:span text:style-name="T2">(Rusko)</text:span></text:p>
        </text:list-item>
        <text:list-item>
          <text:p text:style-name="P10">1821 povstání v Moldavsku</text:p>
        </text:list-item>
        <text:list-item>
          <text:p text:style-name="P10">Alexandr Ypsilanti</text:p>
        </text:list-item>
        <text:list-item>
          <text:p text:style-name="P10">protiřecký teror (ostrov Chios 1822)</text:p>
          <text:list>
            <text:list-item>
              <text:p text:style-name="P15">povstání → teror</text:p>
            </text:list-item>
          </text:list>
        </text:list-item>
        <text:list-item>
          <text:p text:style-name="P10">filhelénské hnutí <text:span text:style-name="T2">(snaha pomoci Řekům)</text:span>; dobrovolníci – G. Byron</text:p>
        </text:list-item>
        <text:list-item>
          <text:p text:style-name="P11">1826 – podpora Ruska <text:span text:style-name="T2">(posílá vojáky Řekům)</text:span></text:p>
          <text:list>
            <text:list-item>
              <text:p text:style-name="P11">1827-29 – rusko-turecká válka</text:p>
            </text:list-item>
          </text:list>
        </text:list-item>
        <text:list-item>
          <text:p text:style-name="P10">1827- útok loďstva (A, F, R)</text:p>
        </text:list-item>
        <text:list-item>
          <text:p text:style-name="P10">1829 drinopolský mír</text:p>
        </text:list-item>
        <text:list-item>
          <text:p text:style-name="P12"><text:span text:style-name="T3">dohoda:</text:span></text:p>
          <text:list>
            <text:list-item>
              <text:p text:style-name="P12">1830 – Londýn: hranice; dědičná monarchie</text:p>
            </text:list-item>
            <text:list-item>
              <text:p text:style-name="P16">svobodný pouze jih</text:p>
            </text:list-item>
          </text:list>
        </text:list-item>
        <text:list-item>
          <text:p text:style-name="P5">1832 králem Otto Wittelsbach (Bavorsko)</text:p>
        </text:list-item>
      </text:list>
      <text:h text:style-name="P23" text:outline-level="1">Rumuni</text:h>
      <text:list xml:id="list988355708" text:style-name="L27">
        <text:list-item>
          <text:p text:style-name="P13">knížectví Valachie, Moldávie</text:p>
        </text:list-item>
        <text:list-item>
          <text:p text:style-name="P13">1831-32 autonomie</text:p>
        </text:list-item>
        <text:list-item>
          <text:p text:style-name="P13">do 1851 obsazena ruským a tureckým vojskem</text:p>
        </text:list-item>
        <text:list-item>
          <text:p text:style-name="P13">1861 sjednocena – Rumunsko <text:span text:style-name="T4">(autonomní království součástí Turecka)</text:span></text:p>
        </text:list-item>
      </text:list>
      <text:p text:style-name="P17">Bulhaři</text:p>
      <text:list xml:id="list133661811886205" text:continue-numbering="true" text:style-name="L27">
        <text:list-item>
          <text:p text:style-name="P6">národně osvobozenecké hnutí až ve 30. a 40. letech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ok Antiqua" svg:font-family="'Book Antiqua'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9-25T13:36:59.533611943</dc:date>
    <meta:editing-duration>PT49M40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2" meta:paragraph-count="50" meta:word-count="245" meta:character-count="1487" meta:non-whitespace-character-count="1322"/>
  </office:meta>
</office:document-meta>
</file>